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ALANOCCA PERALTA PETER JOHN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EM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ALANOCCA PERALTA, PETER JOHN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AYRAMPO VASQUEZ CRISTIAN FERNAND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85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85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8/10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573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0:46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083270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7T21:43:18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